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2.4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Remote Peripheral Wiring:</text:p>
          </table:table-cell>
          <table:table-cell table:number-columns-repeated="4"/>
        </table:table-row>
        <table:table-row table:style-name="ro4">
          <table:table-cell table:number-columns-repeated="5"/>
        </table:table-row>
        <table:table-row table:style-name="ro4">
          <table:table-cell table:style-name="ce2" office:value-type="string">
            <text:p>Name</text:p>
          </table:table-cell>
          <table:table-cell table:style-name="ce2" office:value-type="string">
            <text:p>EStick 2</text:p>
          </table:table-cell>
          <table:table-cell table:style-name="ce2" office:value-type="string">
            <text:p>PORT/PIN</text:p>
          </table:table-cell>
          <table:table-cell table:style-name="ce2" office:value-type="string">
            <text:p>Peripheral</text:p>
          </table:table-cell>
          <table:table-cell table:style-name="ce2" office:value-type="string">
            <text:p>PORT/PIN</text:p>
          </table:table-cell>
        </table:table-row>
        <table:table-row table:style-name="ro4">
          <table:table-cell office:value-type="string">
            <text:p>WiFly UART-TX</text:p>
          </table:table-cell>
          <table:table-cell office:value-type="string">
            <text:p>TXD_BB</text:p>
          </table:table-cell>
          <table:table-cell office:value-type="string">
            <text:p>X4/9</text:p>
          </table:table-cell>
          <table:table-cell office:value-type="string">
            <text:p>WiFly RN-XV</text:p>
          </table:table-cell>
          <table:table-cell office:value-type="string">
            <text:p>DIN</text:p>
          </table:table-cell>
        </table:table-row>
        <table:table-row table:style-name="ro4">
          <table:table-cell office:value-type="string">
            <text:p>WiFly UART-RX</text:p>
          </table:table-cell>
          <table:table-cell office:value-type="string">
            <text:p>RXD_BB</text:p>
          </table:table-cell>
          <table:table-cell office:value-type="string">
            <text:p>X4/10</text:p>
          </table:table-cell>
          <table:table-cell office:value-type="string">
            <text:p>WiFly RN-XV</text:p>
          </table:table-cell>
          <table:table-cell office:value-type="string">
            <text:p>DOUT</text:p>
          </table:table-cell>
        </table:table-row>
        <table:table-row table:style-name="ro4">
          <table:table-cell office:value-type="string">
            <text:p>PWM-Out</text:p>
          </table:table-cell>
          <table:table-cell office:value-type="string">
            <text:p>TOUT/OLED_CS#</text:p>
          </table:table-cell>
          <table:table-cell office:value-type="string">
            <text:p>X4/8</text:p>
          </table:table-cell>
          <table:table-cell office:value-type="string">
            <text:p>FET/Diode</text:p>
          </table:table-cell>
          <table:table-cell/>
        </table:table-row>
        <table:table-row table:style-name="ro4">
          <table:table-cell office:value-type="string">
            <text:p>IR-In</text:p>
          </table:table-cell>
          <table:table-cell office:value-type="string">
            <text:p>ACCEL_INT2/TX_ENABLE</text:p>
          </table:table-cell>
          <table:table-cell office:value-type="string">
            <text:p>X4/22</text:p>
          </table:table-cell>
          <table:table-cell office:value-type="string">
            <text:p>TSOP4838</text:p>
          </table:table-cell>
          <table:table-cell office:value-type="string">
            <text:p>OUT</text:p>
          </table:table-cell>
        </table:table-row>
        <table:table-row table:style-name="ro4">
          <table:table-cell office:value-type="string">
            <text:p>Button 0</text:p>
          </table:table-cell>
          <table:table-cell office:value-type="string">
            <text:p>P0_0/SDA1</text:p>
          </table:table-cell>
          <table:table-cell office:value-type="string">
            <text:p>X3/13</text:p>
          </table:table-cell>
          <table:table-cell office:value-type="string">
            <text:p>Button 0</text:p>
          </table:table-cell>
          <table:table-cell/>
        </table:table-row>
        <table:table-row table:style-name="ro4">
          <table:table-cell office:value-type="string">
            <text:p>Button 1</text:p>
          </table:table-cell>
          <table:table-cell office:value-type="string">
            <text:p>P0_1/SCL1</text:p>
          </table:table-cell>
          <table:table-cell office:value-type="string">
            <text:p>X3/14</text:p>
          </table:table-cell>
          <table:table-cell office:value-type="string">
            <text:p>Button 1</text:p>
          </table:table-cell>
          <table:table-cell/>
        </table:table-row>
        <table:table-row table:style-name="ro4">
          <table:table-cell office:value-type="string">
            <text:p>Button 2</text:p>
          </table:table-cell>
          <table:table-cell office:value-type="string">
            <text:p>P0_10/MAT30</text:p>
          </table:table-cell>
          <table:table-cell office:value-type="string">
            <text:p>X3/15</text:p>
          </table:table-cell>
          <table:table-cell office:value-type="string">
            <text:p>Button 2</text:p>
          </table:table-cell>
          <table:table-cell/>
        </table:table-row>
        <table:table-row table:style-name="ro4">
          <table:table-cell office:value-type="string">
            <text:p>Button 3</text:p>
          </table:table-cell>
          <table:table-cell office:value-type="string">
            <text:p>P0_11/MAT31</text:p>
          </table:table-cell>
          <table:table-cell office:value-type="string">
            <text:p>X3/16</text:p>
          </table:table-cell>
          <table:table-cell office:value-type="string">
            <text:p>Button 3</text:p>
          </table:table-cell>
          <table:table-cell/>
        </table:table-row>
        <table:table-row table:style-name="ro4">
          <table:table-cell office:value-type="string">
            <text:p>Button 4</text:p>
          </table:table-cell>
          <table:table-cell office:value-type="string">
            <text:p>P1_31</text:p>
          </table:table-cell>
          <table:table-cell office:value-type="string">
            <text:p>X3/17</text:p>
          </table:table-cell>
          <table:table-cell office:value-type="string">
            <text:p>Button 4</text:p>
          </table:table-cell>
          <table:table-cell/>
        </table:table-row>
        <table:table-row table:style-name="ro4">
          <table:table-cell office:value-type="string">
            <text:p>Button 5</text:p>
          </table:table-cell>
          <table:table-cell office:value-type="string">
            <text:p>P2_3</text:p>
          </table:table-cell>
          <table:table-cell office:value-type="string">
            <text:p>X3/18</text:p>
          </table:table-cell>
          <table:table-cell office:value-type="string">
            <text:p>Button 5</text:p>
          </table:table-cell>
          <table:table-cell/>
        </table:table-row>
        <table:table-row table:style-name="ro4">
          <table:table-cell office:value-type="string">
            <text:p>Button 6</text:p>
          </table:table-cell>
          <table:table-cell office:value-type="string">
            <text:p>P2_4</text:p>
          </table:table-cell>
          <table:table-cell office:value-type="string">
            <text:p>X3/19</text:p>
          </table:table-cell>
          <table:table-cell office:value-type="string">
            <text:p>Button 6</text:p>
          </table:table-cell>
          <table:table-cell/>
        </table:table-row>
        <table:table-row table:style-name="ro4" table:number-rows-repeated="104856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3T14:15:24</meta:creation-date>
    <dc:date>2013-01-02T18:48:58</dc:date>
    <meta:editing-duration>P0D</meta:editing-duration>
    <meta:editing-cycles>3</meta:editing-cycles>
    <meta:generator>LibreOffice/3.5$Linux_X86_64 LibreOffice_project/350m1$Build-413</meta:generator>
    <meta:document-statistic meta:table-count="3" meta:cell-count="53" meta:object-count="0"/>
  </office:meta>
</office:document-meta>
</file>